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3.178cm"/>
    </style:style>
    <style:style style:name="gr2" style:family="graphic" style:parent-style-name="objectwithoutfill">
      <style:graphic-properties draw:marker-end="Arrow" draw:marker-end-width="0.3cm" draw:fill="gradient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controls" svg:width="5.2cm" svg:height="3.3cm" svg:x="13.1cm" svg:y="5.1cm">
          <text:p text:style-name="P1">TAUTUL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controls" svg:width="5.2cm" svg:height="3.3cm" svg:x="13.1cm" svg:y="1.6cm">
          <text:p text:style-name="P1">PL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controls" svg:width="5.2cm" svg:height="3.3cm" svg:x="13.1cm" svg:y="8.6cm">
          <text:p text:style-name="P1">DISCO DU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controls" svg:width="5.2cm" svg:height="3.3cm" svg:x="13.1cm" svg:y="12.1cm">
          <text:p text:style-name="P1">TRANSMI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controls" svg:width="5.2cm" svg:height="3.3cm" svg:x="13.1cm" svg:y="15.8cm">
          <text:p text:style-name="P1">REINICIAR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controls" svg:x1="6.3cm" svg:y1="10cm" svg:x2="13cm" svg:y2="3.4cm">
          <text:p/>
        </draw:line>
        <draw:line draw:style-name="gr2" draw:text-style-name="P2" draw:layer="controls" svg:x1="6.2cm" svg:y1="10cm" svg:x2="13.1cm" svg:y2="6.8cm">
          <text:p/>
        </draw:line>
        <draw:line draw:style-name="gr2" draw:text-style-name="P2" draw:layer="controls" svg:x1="6.2cm" svg:y1="9.9cm" svg:x2="13cm" svg:y2="10.3cm">
          <text:p/>
        </draw:line>
        <draw:line draw:style-name="gr2" draw:text-style-name="P2" draw:layer="controls" svg:x1="6.2cm" svg:y1="9.8cm" svg:x2="13cm" svg:y2="13.7cm">
          <text:p/>
        </draw:line>
        <draw:line draw:style-name="gr2" draw:text-style-name="P2" draw:layer="controls" svg:x1="6.2cm" svg:y1="9.6cm" svg:x2="13cm" svg:y2="17.3cm">
          <text:p/>
        </draw:line>
        <draw:custom-shape draw:style-name="gr1" draw:text-style-name="P1" draw:layer="controls" svg:width="5.2cm" svg:height="3.3cm" svg:x="1.3cm" svg:y="8.1cm">
          <text:p text:style-name="P1">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0%" draw:cy="0%" draw:start-color="#dde8cb" draw:end-color="#b4c7dc" draw:start-intensity="100%" draw:end-intensity="100%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gradient" draw:fill-color="#729fcf" draw:fill-gradient-name="gradient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1T11:52:29.909000000</meta:creation-date>
    <dc:date>2020-11-11T12:36:00.535000000</dc:date>
    <meta:editing-duration>PT9M17S</meta:editing-duration>
    <meta:editing-cycles>1</meta:editing-cycles>
    <meta:document-statistic meta:object-count="11"/>
    <meta:generator>LibreOffice/6.2.8.2$Windows_x86 LibreOffice_project/f82ddfca21ebc1e222a662a32b25c0c9d20169ee</meta:generator>
  </office:meta>
</office:document-meta>
</file>